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e2d" officeooo:paragraph-rsid="000ade2d"/>
    </style:style>
    <style:style style:name="P2" style:family="paragraph" style:parent-style-name="Standard">
      <style:text-properties officeooo:rsid="000ade2d" officeooo:paragraph-rsid="000bb3c5"/>
    </style:style>
    <style:style style:name="P3" style:family="paragraph" style:parent-style-name="Standard">
      <style:text-properties officeooo:rsid="000b9174" officeooo:paragraph-rsid="000b9174"/>
    </style:style>
    <style:style style:name="P4" style:family="paragraph" style:parent-style-name="Standard">
      <style:text-properties officeooo:rsid="000cff07" officeooo:paragraph-rsid="000cff07"/>
    </style:style>
    <style:style style:name="P5" style:family="paragraph" style:parent-style-name="Standard">
      <style:text-properties officeooo:rsid="000bb3c5" officeooo:paragraph-rsid="000bb3c5"/>
    </style:style>
    <style:style style:name="P6" style:family="paragraph" style:parent-style-name="Standard">
      <style:text-properties officeooo:rsid="000ade2d" officeooo:paragraph-rsid="000ade2d"/>
    </style:style>
    <style:style style:name="P7" style:family="paragraph" style:parent-style-name="Standard">
      <style:text-properties officeooo:rsid="000ddb47" officeooo:paragraph-rsid="000ddb47"/>
    </style:style>
    <style:style style:name="P8" style:family="paragraph" style:parent-style-name="Standard">
      <style:text-properties officeooo:rsid="000f8a41" officeooo:paragraph-rsid="000f8a41"/>
    </style:style>
    <style:style style:name="T1" style:family="text">
      <style:text-properties officeooo:rsid="000b9174"/>
    </style:style>
    <style:style style:name="T2" style:family="text">
      <style:text-properties officeooo:rsid="000bb3c5"/>
    </style:style>
    <style:style style:name="T3" style:family="text">
      <style:text-properties officeooo:rsid="00116f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 will load different matching modules.</text:p>
      <text:p text:style-name="P1"/>
      <text:p text:style-name="P1">Matching module template:</text:p>
      <text:p text:style-name="P1">matching_module</text:p>
      <text:p text:style-name="P1"><text:tab/>__init__: this is a good place to load a config file, etc.</text:p>
      <text:p text:style-name="P1"><text:tab/>match(req/res): this will match the entire request/response and return necessary data</text:p>
      <text:p text:style-name="P1"><text:tab/>handler: this is the handling module that will handle a match</text:p>
      <text:p text:style-name="P1"><text:tab/><text:span text:style-name="T2">stop_after_match: should the content filter return immediately after this match?</text:span></text:p>
      <text:p text:style-name="P1"/>
      <text:p text:style-name="P7">content_module</text:p>
      <text:p text:style-name="P7"><text:tab/>__init__: this is a good place to load a config file, etc.</text:p>
      <text:p text:style-name="P7"><text:tab/>match(chunk): this will match a chunk of data against a given criteria</text:p>
      <text:p text:style-name="P7"><text:tab/>handler: this will perform the necessary modifications and/or block/allow the page</text:p>
      <text:p text:style-name="P7"><text:tab/> stop_after_match: if we blocked at this point, we should stop.</text:p>
      <text:p text:style-name="P1"/>
      <text:p text:style-name="P1">We will have a matching module for each of our criteria. We will also have handler modules. Handler modules will handle a match. Examples for handling include blocking or replacing text.</text:p>
      <text:p text:style-name="P1"/>
      <text:p text:style-name="P1">handling_module</text:p>
      <text:p text:style-name="P1"><text:tab/>__init__: may not need to be defined; perhaps for blocking we can pass in the block page here</text:p>
      <text:p text:style-name="P1"><text:tab/>handle(req/res, data): this will perform the necessary tasks upon a match.</text:p>
      <text:p text:style-name="P1"><text:tab/><text:tab/>* For blocking, data will include the reason <text:span text:style-name="T1">why it was blocked</text:span></text:p>
      <text:p text:style-name="P1"><text:tab/><text:tab/>* <text:span text:style-name="T1">For replacement, data will include the victim and replacement strings</text:span></text:p>
      <text:p text:style-name="P1"/>
      <text:p text:style-name="P3">Match jobs will be created for each match request as it is put into the worker queue.</text:p>
      <text:p text:style-name="P3"/>
      <text:p text:style-name="P3">match_job</text:p>
      <text:p text:style-name="P3"><text:tab/>req/res: the request or response to be scanned</text:p>
      <text:p text:style-name="P3"><text:tab/>matching module: the appropriate matching module for this job</text:p>
      <text:p text:style-name="P3"><text:tab/>matched: true if matching module returned a match</text:p>
      <text:p text:style-name="P3"><text:tab/>match_data: the match data to be passed to the handler</text:p>
      <text:p text:style-name="P3"><text:tab/>*signal mechanisms*</text:p>
      <text:p text:style-name="P1"/>
      <text:p text:style-name="P1">Content filter class:</text:p>
      <text:p text:style-name="P1"><text:tab/>req_matching_modules {}</text:p>
      <text:p text:style-name="P1"><text:tab/>res_matching_modules {}</text:p>
      <text:p text:style-name="P1"><text:tab/>worker_threads []</text:p>
      <text:p text:style-name="P1"><text:tab/>worker_job_queue []</text:p>
      <text:p text:style-name="P1"><text:tab/>request.scan:</text:p>
      <text:p text:style-name="P1"><text:tab/><text:tab/><text:span text:style-name="T1">for each req_matching_module, create a job for the request and the matching module. <text:tab/><text:tab/><text:tab/>Wait for all the jobs to complete. Check the result of each job. Check the block jobs first.</text:span></text:p>
      <text:p text:style-name="P1"><text:tab/><text:tab/><text:span text:style-name="T1">If there is a match, then call the matching_module.handling_module on the resulting</text:span></text:p>
      <text:p text:style-name="P1"><text:tab/><text:tab/><text:span text:style-name="T1">data. If there was a match and stop_after_match is true, then we can return immediately</text:span></text:p>
      <text:p text:style-name="P1"><text:tab/><text:tab/><text:span text:style-name="T2">after this match and discard the rest of the match requests.</text:span></text:p>
      <text:p text:style-name="P2"><text:tab/><text:span text:style-name="T2">response.scan: </text:span></text:p>
      <text:p text:style-name="P5"><text:tab/><text:tab/>same as request.scan, but for res_matching_modules. A response is used wherever a <text:tab/><text:tab/><text:tab/>request was used before.</text:p>
      <text:p text:style-name="P2"/>
      <text:p text:style-name="P4">We will create a matching module for each of our criteria: banned url list, exception url list, content <text:soft-page-break/>regex replacement, etc.</text:p>
      <text:p text:style-name="P4"/>
      <text:p text:style-name="P8">Content Filter:</text:p>
      <text:p text:style-name="P8">reqmod, respmod:</text:p>
      <text:p text:style-name="P8"><text:tab/>for each match module, scan and then handle the data. Return if there was a match and we are <text:tab/>expected to return after a match.</text:p>
      <text:p text:style-name="P8"><text:tab/>If scan content {correct mime type, correct length} then</text:p>
      <text:p text:style-name="P8"><text:tab/><text:tab/>read content into mem/cache</text:p>
      <text:p text:style-name="P8"><text:tab/><text:tab/>for each content module:</text:p>
      <text:p text:style-name="P8"><text:tab/><text:tab/><text:tab/>scan and then handle content</text:p>
      <text:p text:style-name="P8"><text:tab/><text:tab/><text:tab/>if <text:span text:style-name="T3">we must stop after a match, then retu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07:50:17.055878976</meta:creation-date>
    <dc:date>2014-06-29T10:40:47.091897291</dc:date>
    <meta:editing-duration>PT13M36S</meta:editing-duration>
    <meta:editing-cycles>4</meta:editing-cycles>
    <meta:generator>LibreOffice/4.2.3.3$Linux_X86_64 LibreOffice_project/420m0$Build-3</meta:generator>
    <dc:creator>Justin Schwartzbeck</dc:creator>
    <meta:document-statistic meta:table-count="0" meta:image-count="0" meta:object-count="0" meta:page-count="2" meta:paragraph-count="46" meta:word-count="418" meta:character-count="2639" meta:non-whitespace-character-count="2211"/>
  </office:meta>
</office:document-meta>
</file>